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adornments="標準" style:font-family-generic="modern" style:font-pitch="fixed"/>
    <style:font-face style:name="ＭＳ ゴシック" svg:font-family="'ＭＳ ゴシック'" style:font-adornments="標準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Consolas" fo:font-size="12pt" officeooo:rsid="000cd3b5" officeooo:paragraph-rsid="000cd3b5" style:font-name-asian="ＭＳ ゴシック" style:font-size-asian="12pt"/>
    </style:style>
    <style:style style:name="P2" style:family="paragraph" style:parent-style-name="Standard">
      <style:text-properties style:font-name="Consolas" fo:font-size="6pt" officeooo:paragraph-rsid="000919c1" style:font-name-asian="ＭＳ ゴシック" style:font-size-asian="6pt" style:font-size-complex="6pt"/>
    </style:style>
    <style:style style:name="P3" style:family="paragraph" style:parent-style-name="Standard">
      <style:text-properties officeooo:paragraph-rsid="000bd386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6pt" officeooo:rsid="000e89d1" style:font-size-asian="6pt" style:font-size-complex="6pt"/>
    </style:style>
    <style:style style:name="T3" style:family="text">
      <style:text-properties style:font-name="Consolas" fo:font-size="12pt" style:font-name-asian="ＭＳ ゴシック" style:font-size-asian="12pt"/>
    </style:style>
    <style:style style:name="T4" style:family="text">
      <style:text-properties style:font-name="Consolas" fo:font-size="6pt" style:font-name-asian="ＭＳ ゴシック" style:font-size-asian="6pt" style:font-size-complex="6pt"/>
    </style:style>
    <style:style style:name="T5" style:family="text">
      <style:text-properties style:font-name="Consolas" fo:font-size="6pt" style:text-underline-style="none" style:font-name-asian="ＭＳ ゴシック" style:font-size-asian="6pt" style:font-size-complex="6pt"/>
    </style:style>
    <style:style style:name="T6" style:family="text">
      <style:text-properties officeooo:rsid="001c504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プログラマー（Web・アプリ開発）</text:span><text:span text:style-name="T3"><text:line-break/>Shota Munemoto<text:line-break/></text:span><text:span text:style-name="T4">shota.munemoto@gmail.com<text:line-break/></text:span><text:span text:style-name="T5">https://shota-munemoto.github.io/</text:span></text:p>
      <text:p text:style-name="P2"/>
      <text:p text:style-name="P2">JavaScript, React, Flow, Node.js, Yarn, Babel, webpack, Python, PuLP, MeCab, Keras, Tensorflow, Ruby, Ruby on Rails, DxRuby, Java, Android, C++, Scala, Haskell, Lisp, Bash, Vim, <text:s/><text:span text:style-name="T6">VS Code, </text:span>Git, …</text:p>
      <text:p text:style-name="P2"><text:line-break/>情報セキュリティスペシャリスト<text:line-break/>ネットワークスペシャリスト<text:line-break/>データベーススペシャリスト<text:line-break/>応用情報技術者<text:line-break/>基本情報技術者<text:line-break/>日商簿記検定2級</text:p>
      <text:p text:style-name="P1"><text:span text:style-name="T1">0.</text:span><text:span text:style-name="T2">1</text:span><text:span text:style-name="T1">.</text:span><text:span text:style-name="T2">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adornments="標準" style:font-family-generic="modern" style:font-pitch="fixed"/>
    <style:font-face style:name="ＭＳ ゴシック" svg:font-family="'ＭＳ ゴシック'" style:font-adornments="標準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1" style:font-family-asian="'ＭＳ ゴシック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1cm" fo:page-height="5.5cm" style:num-format="1" style:print-orientation="portrait" fo:margin-top="0.499cm" fo:margin-bottom="0.499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2:06:14.965000000</meta:creation-date>
    <meta:editing-duration>PT29M48S</meta:editing-duration>
    <meta:editing-cycles>15</meta:editing-cycles>
    <meta:generator>LibreOffice/5.4.6.2$Windows_X86_64 LibreOffice_project/4014ce260a04f1026ba855d3b8d91541c224eab8</meta:generator>
    <dc:title>名刺</dc:title>
    <dc:date>2018-05-27T13:08:31.222000000</dc:date>
    <meta:document-statistic meta:table-count="0" meta:image-count="0" meta:object-count="0" meta:page-count="1" meta:paragraph-count="4" meta:word-count="112" meta:character-count="359" meta:non-whitespace-character-count="320"/>
    <meta:template xlink:type="simple" xlink:actuate="onRequest" xlink:title="名刺" xlink:href="../../AppData/Roaming/LibreOffice/4/user/template/他のビジネスドキュメント/名刺1.ott" meta:date="2018-05-27T12:06:14.760000000"/>
  </office:meta>
</office:document-meta>
</file>